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000000003A8000001416BFAE9C4.jpg" manifest:media-type="image/jpeg"/>
  <manifest:file-entry manifest:full-path="Pictures/10000000000003C000000149DDA4D64C.jpg" manifest:media-type="image/jpeg"/>
  <manifest:file-entry manifest:full-path="Pictures/100002010000061E00000559248150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35"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text:enable-numbering="false"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text:enable-numbering="false"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size="40pt"/>
    </style:style>
    <style:style style:name="P8" style:family="paragraph">
      <style:paragraph-properties text:enable-numbering="false" fo:margin-left="1.753cm" fo:margin-right="0cm" fo:text-indent="0cm"/>
      <style:text-properties fo:font-weight="bold" style:font-weight-asian="bold" style:font-weight-complex="bold"/>
    </style:style>
    <style:style style:name="P9" style:family="paragraph">
      <style:paragraph-properties fo:margin-left="0.6cm" fo:margin-right="0cm" fo:text-indent="-0.6cm"/>
      <style:text-properties fo:font-size="12pt"/>
    </style:style>
    <style:style style:name="P10" style:family="paragraph">
      <style:paragraph-properties text:enable-numbering="false" fo:margin-left="1.753cm" fo:margin-right="0cm" fo:text-indent="0cm"/>
      <style:text-properties fo:font-family="'DejaVu Sans'" style:font-family-generic="swiss" style:font-pitch="variable" fo:font-size="22pt" fo:font-weight="bold" style:font-size-asian="22pt" style:font-weight-asian="bold" style:font-size-complex="22pt" style:font-weight-complex="bold"/>
    </style:style>
    <style:style style:name="P11" style:family="paragraph">
      <style:paragraph-properties fo:margin-left="0cm" fo:margin-right="0cm" fo:margin-top="0.335cm" fo:margin-bottom="0cm" fo:line-height="85%" fo:text-align="center" fo:text-indent="0cm" style:punctuation-wrap="hanging" style:line-break="strict"/>
    </style:style>
    <style:style style:name="P12" style:family="paragraph">
      <style:paragraph-properties text:enable-numbering="false"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fo:font-size="40pt"/>
    </style:style>
    <style:style style:name="T4" style:family="text">
      <style:text-properties fo:font-family="'Bitstream Vera Sans'" style:font-pitch="variable" fo:font-size="24pt" fo:font-weight="normal" style:font-weight-asian="normal" style:font-weight-complex="normal"/>
    </style:style>
    <style:style style:name="T5" style:family="text">
      <style:text-properties fo:font-family="'Bitstream Vera Sans'" style:font-pitch="variable" fo:font-size="20pt" fo:font-weight="normal" style:font-size-asian="20pt" style:font-weight-asian="normal" style:font-size-complex="20pt" style:font-weight-complex="normal"/>
    </style:style>
    <style:style style:name="T6" style:family="text">
      <style:text-properties fo:font-family="'Bitstream Vera Sans'" style:font-pitch="variable" fo:font-size="24pt" fo:font-weight="normal" style:font-size-asian="24pt" style:font-weight-asian="normal" style:font-size-complex="24pt" style:font-weight-complex="normal"/>
    </style:style>
    <style:style style:name="T7"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8" style:family="text">
      <style:text-properties fo:font-family="'DejaVu Sans'" style:font-family-generic="swiss" style:font-pitch="variable"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Introduction in HTML5</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Topics</text:span></text:p>
          </draw:text-box>
        </draw:frame>
        <draw:frame presentation:style-name="pr4" draw:text-style-name="P8" draw:layer="layout" svg:width="28.602cm" svg:height="7.087cm" svg:x="1.878cm" svg:y="4.684cm" presentation:class="outline" presentation:user-transformed="true">
          <draw:text-box>
            <text:list text:style-name="L4">
              <text:list-item>
                <text:p><text:span text:style-name="T4">HTML5 Introduction</text:span></text:p>
              </text:list-item>
              <text:list-item>
                <text:p><text:span text:style-name="T4">HTML5 New Elements</text:span></text:p>
              </text:list-item>
              <text:list-item>
                <text:p><text:span text:style-name="T4">HTML5 Semantic Elements</text:span></text:p>
              </text:list-item>
              <text:list-item>
                <text:p><text:span text:style-name="T4">HTML5 Input Types</text:span></text:p>
              </text:list-item>
              <text:list-item>
                <text:p><text:span text:style-name="T4">HTML5 Form Elements</text:span></text:p>
              </text:list-item>
              <text:list-item>
                <text:p><text:span text:style-name="T4">HTML5 Form Attribute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Introduction</text:span></text:p>
          </draw:text-box>
        </draw:frame>
        <draw:frame presentation:style-name="pr6" draw:text-style-name="P8" draw:layer="layout" svg:width="28.602cm" svg:height="12.006cm" svg:x="1.878cm" svg:y="4.684cm" presentation:class="outline" presentation:user-transformed="true">
          <draw:text-box>
            <text:list text:style-name="L4">
              <text:list-item>
                <text:p><text:span text:style-name="T4">HTML5 is the latest standard for HTML.</text:span></text:p>
              </text:list-item>
              <text:list-item>
                <text:p><text:span text:style-name="T4">HTML5 was designed to replace both HTML 4, XHTML, and the HTML DOM Level 2.</text:span></text:p>
              </text:list-item>
              <text:list-item>
                <text:p><text:span text:style-name="T4">It was specially designed to deliver rich content without the need for additional plugins. The current version delivers everything from animation to graphics, music to movies, and can also be used to build complicated web applications.</text:span></text:p>
              </text:list-item>
              <text:list-item>
                <text:p><text:span text:style-name="T4">HTML5 is also cross-platform. It is designed to work whether you are using a PC, or a Tablet, a Smartphone, or a Smart TV.</text:span></text:p>
              </text:list-item>
              <text:list-item>
                <text:p><text:span text:style-name="T4">HTML5 is a cooperation between the World Wide Web Consortium (W3C) and the Web Hypertext Application Technology Working Group (WHATWG).</text:span></text:p>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Introduction (cont.)</text:span></text:p>
          </draw:text-box>
        </draw:frame>
        <draw:frame presentation:style-name="pr8" draw:text-style-name="P8" draw:layer="layout" svg:width="28.602cm" svg:height="14.203cm" svg:x="1.878cm" svg:y="4.384cm" presentation:class="outline" presentation:user-transformed="true">
          <draw:text-box>
            <text:list text:style-name="L4">
              <text:list-item>
                <text:p><text:span text:style-name="T4">Some rules for HTML5 were established:</text:span></text:p>
                <text:list>
                  <text:list-item>
                    <text:p><text:span text:style-name="T5">New features should be based on HTML, CSS, DOM, and JavaScript</text:span></text:p>
                  </text:list-item>
                  <text:list-item>
                    <text:p><text:span text:style-name="T5">The need for external plugins (like Flash) should be reduced</text:span></text:p>
                  </text:list-item>
                  <text:list-item>
                    <text:p><text:span text:style-name="T5">Error handling should be easier than in previous versions</text:span></text:p>
                  </text:list-item>
                  <text:list-item>
                    <text:p><text:span text:style-name="T5">Scripting has to be replaced by more markup</text:span></text:p>
                  </text:list-item>
                  <text:list-item>
                    <text:p><text:span text:style-name="T5">HTML5 should be device-independent</text:span></text:p>
                  </text:list-item>
                  <text:list-item>
                    <text:p><text:span text:style-name="T5">The development process should be visible to the public</text:span></text:p>
                  </text:list-item>
                </text:list>
              </text:list-item>
              <text:list-item>
                <text:p><text:span text:style-name="T6">Some of the most interesting new features in HTML5 are:</text:span></text:p>
                <text:list>
                  <text:list-item>
                    <text:p><text:span text:style-name="T5">The &lt;canvas&gt; element for 2D drawing</text:span></text:p>
                  </text:list-item>
                  <text:list-item>
                    <text:p><text:span text:style-name="T5">The &lt;video&gt; and &lt;audio&gt; elements for media playback</text:span></text:p>
                  </text:list-item>
                  <text:list-item>
                    <text:p><text:span text:style-name="T5">Support for local storage</text:span></text:p>
                  </text:list-item>
                  <text:list-item>
                    <text:p><text:span text:style-name="T5">New content-specific elements, like &lt;article&gt;, &lt;footer&gt;, &lt;header&gt;, &lt;nav&gt;, &lt;section&gt;</text:span></text:p>
                  </text:list-item>
                  <text:list-item>
                    <text:p><text:span text:style-name="T5">New form controls, like calendar, date, time, email, url, search</text:span></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New Elements</text:span></text:p>
          </draw:text-box>
        </draw:frame>
        <draw:frame presentation:style-name="pr10" draw:text-style-name="P10" draw:layer="layout" svg:width="28.602cm" svg:height="13.557cm" svg:x="1.878cm" svg:y="4.384cm" presentation:class="outline" presentation:user-transformed="true">
          <draw:text-box>
            <text:list text:style-name="L4">
              <text:list-item>
                <text:p><text:span text:style-name="T7">Today, several elements in HTML 4.01 are obsolete, never used, or not used the way they were intended. All those elements are removed or re-written in HTML5.</text:span></text:p>
              </text:list-item>
              <text:list-item>
                <text:p><text:span text:style-name="T7">To better handle today's internet needs, HTML5 has also included new elements for drawing graphics, displaying media content, for better page structure and better form handling, and several new APIs, such as drag and drop, get the geographical position of a user, store local data, and more.</text:span></text:p>
              </text:list-item>
              <text:list-item>
                <text:p><text:span text:style-name="T7">The New &lt;canvas&gt; Element</text:span></text:p>
                <text:list>
                  <text:list-item>
                    <text:p><text:span text:style-name="T7">&lt;canvas&gt;</text:span><text:span text:style-name="T7"><text:tab/></text:span><text:span text:style-name="T7">Defines graphic drawing using JavaScript</text:span></text:p>
                  </text:list-item>
                </text:list>
              </text:list-item>
              <text:list-item>
                <text:p><text:span text:style-name="T7">New Form Elements</text:span></text:p>
                <text:list>
                  <text:list-item>
                    <text:p><text:span text:style-name="T7">&lt;datalist&gt;</text:span><text:span text:style-name="T7"><text:tab/></text:span><text:span text:style-name="T7">Defines pre-defined options for input controls</text:span></text:p>
                  </text:list-item>
                  <text:list-item>
                    <text:p><text:span text:style-name="T7">&lt;keygen&gt;</text:span><text:span text:style-name="T7"><text:tab/></text:span><text:span text:style-name="T7">Defines a key-pair generator field (for forms)</text:span></text:p>
                  </text:list-item>
                  <text:list-item>
                    <text:p><text:span text:style-name="T7">&lt;output&gt;</text:span><text:span text:style-name="T7"><text:tab/></text:span><text:span text:style-name="T7">Defines the result of a calculation</text:span></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New Elements (cont.)</text:span></text:p>
          </draw:text-box>
        </draw:frame>
        <draw:frame presentation:style-name="pr12" draw:text-style-name="P10" draw:layer="layout" svg:width="28.602cm" svg:height="14.044cm" svg:x="1.878cm" svg:y="4.384cm" presentation:class="outline" presentation:user-transformed="true">
          <draw:text-box>
            <text:list text:style-name="L4">
              <text:list-item>
                <text:p><text:span text:style-name="T7">New Media Elements</text:span></text:p>
                <text:list>
                  <text:list-item>
                    <text:p><text:span text:style-name="T8">&lt;audio&gt;</text:span><text:span text:style-name="T8"><text:tab/></text:span><text:span text:style-name="T8">Defines sound or music content</text:span></text:p>
                  </text:list-item>
                  <text:list-item>
                    <text:p><text:span text:style-name="T8">&lt;embed&gt;</text:span><text:span text:style-name="T8"><text:tab/></text:span><text:span text:style-name="T8">Defines containers for external applications (like plug-ins)</text:span></text:p>
                  </text:list-item>
                  <text:list-item>
                    <text:p><text:span text:style-name="T8">&lt;source&gt;</text:span><text:span text:style-name="T8"><text:tab/></text:span><text:span text:style-name="T8">Defines sources for &lt;video&gt; and &lt;audio&gt;</text:span></text:p>
                  </text:list-item>
                  <text:list-item>
                    <text:p><text:span text:style-name="T8">&lt;track&gt;</text:span><text:span text:style-name="T8"><text:tab/></text:span><text:span text:style-name="T8">Defines tracks for &lt;video&gt; and &lt;audio&gt;</text:span></text:p>
                  </text:list-item>
                  <text:list-item>
                    <text:p><text:span text:style-name="T8">&lt;video&gt;</text:span><text:span text:style-name="T8"><text:tab/></text:span><text:span text:style-name="T8">Defines video or movie content</text:span></text:p>
                  </text:list-item>
                </text:list>
              </text:list-item>
              <text:list-item>
                <text:p><text:span text:style-name="T7">New Semantic/Structural Elements</text:span></text:p>
                <text:list>
                  <text:list-item>
                    <text:p><text:span text:style-name="T8">&lt;article&gt;</text:span><text:span text:style-name="T8"><text:tab/></text:span><text:span text:style-name="T8">Defines an article in the document</text:span></text:p>
                  </text:list-item>
                  <text:list-item>
                    <text:p><text:span text:style-name="T8">&lt;dialog&gt;</text:span><text:span text:style-name="T8"><text:tab/></text:span><text:span text:style-name="T8">Defines a dialog box or window</text:span></text:p>
                  </text:list-item>
                  <text:list-item>
                    <text:p><text:span text:style-name="T8">&lt;details&gt;</text:span><text:span text:style-name="T8"><text:tab/></text:span><text:span text:style-name="T8">Defines additional details that the user can view or hide</text:span></text:p>
                  </text:list-item>
                  <text:list-item>
                    <text:p><text:span text:style-name="T8">&lt;figure&gt;</text:span><text:span text:style-name="T8"><text:tab/></text:span><text:span text:style-name="T8">Defines self-contained content, like illustrations, diagrams, photos, code listings, etc.</text:span></text:p>
                  </text:list-item>
                  <text:list-item>
                    <text:p><text:span text:style-name="T8">&lt;footer&gt;</text:span><text:span text:style-name="T8"><text:tab/></text:span><text:span text:style-name="T8">Defines a footer for the document or a section</text:span></text:p>
                  </text:list-item>
                  <text:list-item>
                    <text:p><text:span text:style-name="T8">&lt;header&gt;</text:span><text:span text:style-name="T8"><text:tab/></text:span><text:span text:style-name="T8">Defines a header for the document or a section</text:span></text:p>
                  </text:list-item>
                </text:list>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New Elements (cont.)</text:span></text:p>
          </draw:text-box>
        </draw:frame>
        <draw:frame presentation:style-name="pr14" draw:text-style-name="P10" draw:layer="layout" svg:width="28.602cm" svg:height="13.896cm" svg:x="1.878cm" svg:y="4.384cm" presentation:class="outline" presentation:user-transformed="true">
          <draw:text-box>
            <text:list text:style-name="L4">
              <text:list-item>
                <text:p><text:span text:style-name="T8">Removed Elements</text:span></text:p>
                <text:list>
                  <text:list-item>
                    <text:p><text:span text:style-name="T7">The following HTML 4.01 elements has been removed from HTML5:</text:span></text:p>
                    <text:list>
                      <text:list-item>
                        <text:p><text:span text:style-name="T8">&lt;acronym&gt;</text:span></text:p>
                      </text:list-item>
                      <text:list-item>
                        <text:p><text:span text:style-name="T8">&lt;applet&gt;</text:span></text:p>
                      </text:list-item>
                      <text:list-item>
                        <text:p><text:span text:style-name="T8">&lt;basefont&gt;</text:span></text:p>
                      </text:list-item>
                      <text:list-item>
                        <text:p><text:span text:style-name="T8">&lt;big&gt;</text:span></text:p>
                      </text:list-item>
                      <text:list-item>
                        <text:p><text:span text:style-name="T8">&lt;center&gt;</text:span></text:p>
                      </text:list-item>
                      <text:list-item>
                        <text:p><text:span text:style-name="T8">&lt;dir&gt;</text:span></text:p>
                      </text:list-item>
                      <text:list-item>
                        <text:p><text:span text:style-name="T8">&lt;font&gt;</text:span></text:p>
                      </text:list-item>
                      <text:list-item>
                        <text:p><text:span text:style-name="T8">&lt;frame&gt;</text:span></text:p>
                      </text:list-item>
                      <text:list-item>
                        <text:p><text:span text:style-name="T8">&lt;frameset&gt;</text:span></text:p>
                      </text:list-item>
                      <text:list-item>
                        <text:p><text:span text:style-name="T8">&lt;noframes&gt;</text:span></text:p>
                      </text:list-item>
                      <text:list-item>
                        <text:p><text:span text:style-name="T8">&lt;strike&gt;</text:span></text:p>
                      </text:list-item>
                      <text:list-item>
                        <text:p><text:span text:style-name="T8">&lt;tt&gt;</text:span></text:p>
                      </text:list-item>
                    </text:list>
                  </text:list-item>
                </text:list>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Semantic Elements</text:span></text:p>
          </draw:text-box>
        </draw:frame>
        <draw:frame presentation:style-name="pr16" draw:text-style-name="P10" draw:layer="layout" svg:width="28.602cm" svg:height="11.633cm" svg:x="1.878cm" svg:y="4.384cm" presentation:class="outline" presentation:user-transformed="true">
          <draw:text-box>
            <text:list text:style-name="L4">
              <text:list-item>
                <text:p><text:span text:style-name="T8">Semantic elements = Elements with meaning.</text:span></text:p>
              </text:list-item>
              <text:list-item>
                <text:p><text:span text:style-name="T7">A semantic element clearly describes its meaning to both the browser and the developer.</text:span></text:p>
              </text:list-item>
              <text:list-item>
                <text:p><text:span text:style-name="T7">Examples of non-semantic elements: &lt;div&gt; and &lt;span&gt; - Tells nothing about its content.</text:span></text:p>
              </text:list-item>
              <text:list-item>
                <text:p><text:span text:style-name="T7">Examples of semantic elements: &lt;form&gt;, &lt;table&gt;, and &lt;img&gt; - Clearly defines its content.</text:span></text:p>
              </text:list-item>
              <text:list-item>
                <text:p><text:span text:style-name="T7">New Semantic Elements in HTML5</text:span></text:p>
                <text:list>
                  <text:list-item>
                    <text:p><text:span text:style-name="T7">HTML5 offers new semantic elements to clearly define different parts of a web page:</text:span></text:p>
                  </text:list-item>
                  <text:list-item>
                    <text:p><text:span text:style-name="T7">&lt;header&gt;,&lt;nav&gt;,&lt;section&gt;,&lt;article&gt;,&lt;aside&gt;,&lt;figure&gt;, &lt;figcaption&gt;, &lt;footer&gt;, &lt;details&gt;, &lt;summary&gt;, &lt;mark&gt;,&lt;time&gt;</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Semantic Elements (cont.)</text:span></text:p>
          </draw:text-box>
        </draw:frame>
        <draw:frame presentation:style-name="pr18" draw:text-style-name="P10" draw:layer="layout" svg:width="28.602cm" svg:height="13.478cm" svg:x="1.878cm" svg:y="4.384cm" presentation:class="outline" presentation:user-transformed="true">
          <draw:text-box>
            <text:list text:style-name="L4">
              <text:list-item>
                <text:p><text:span text:style-name="T8">HTML5 &lt;section&gt; Element</text:span></text:p>
                <text:list>
                  <text:list-item>
                    <text:p><text:span text:style-name="T8">The &lt;section&gt; element defines a section in a document.</text:span></text:p>
                  </text:list-item>
                  <text:list-item>
                    <text:p><text:span text:style-name="T8">According to W3C's HTML5 documentation: "A section is a thematic grouping of content, typically with a heading."</text:span></text:p>
                  </text:list-item>
                </text:list>
              </text:list-item>
              <text:list-item>
                <text:p><text:span text:style-name="T7">HTML5 &lt;article&gt; Element</text:span></text:p>
                <text:list>
                  <text:list-item>
                    <text:p><text:span text:style-name="T8">The &lt;article&gt; element specifies independent, self-contained content.</text:span></text:p>
                  </text:list-item>
                  <text:list-item>
                    <text:p><text:span text:style-name="T8">An article should make sense on its own and it should be possible to distribute it independently from the rest of the web site.</text:span></text:p>
                  </text:list-item>
                  <text:list-item>
                    <text:p><text:span text:style-name="T8">Examples of where an &lt;article&gt; element can be used:</text:span></text:p>
                    <text:list>
                      <text:list-item>
                        <text:p><text:span text:style-name="T8">Forum post, Blog post, News story, Comment</text:span></text:p>
                      </text:list-item>
                    </text:list>
                  </text:list-item>
                </text:list>
              </text:list-item>
              <text:list-item>
                <text:p><text:span text:style-name="T7">HTML5 &lt;nav&gt; Element</text:span></text:p>
                <text:list>
                  <text:list-item>
                    <text:p><text:span text:style-name="T8">The &lt;nav&gt; element defines a set of navigation links.</text:span></text:p>
                  </text:list-item>
                  <text:list-item>
                    <text:p><text:span text:style-name="T8">The &lt;nav&gt; element is intended for large blocks of navigation links. However, not all links should be inside a &lt;nav&gt; element!</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Semantic Elements (cont.)</text:span></text:p>
          </draw:text-box>
        </draw:frame>
        <draw:frame presentation:style-name="pr20" draw:text-style-name="P10" draw:layer="layout" svg:width="28.602cm" svg:height="12.565cm" svg:x="1.878cm" svg:y="4.384cm" presentation:class="outline" presentation:user-transformed="true">
          <draw:text-box>
            <text:list text:style-name="L4">
              <text:list-item>
                <text:p><text:span text:style-name="T7">HTML5 &lt;aside&gt; Element</text:span></text:p>
                <text:list>
                  <text:list-item>
                    <text:p><text:span text:style-name="T8">The &lt;aside&gt; element defines some content aside from the content it is placed in (like a sidebar).</text:span></text:p>
                  </text:list-item>
                  <text:list-item>
                    <text:p><text:span text:style-name="T8">The aside content should be related to the surrounding content.</text:span></text:p>
                  </text:list-item>
                </text:list>
              </text:list-item>
              <text:list-item>
                <text:p><text:span text:style-name="T7">HTML5 &lt;header&gt; Element</text:span></text:p>
                <text:list>
                  <text:list-item>
                    <text:p><text:span text:style-name="T8">The &lt;header&gt; element specifies a header for a document or section.</text:span></text:p>
                  </text:list-item>
                  <text:list-item>
                    <text:p><text:span text:style-name="T8">The &lt;header&gt; element should be used as a container for introductory content.</text:span></text:p>
                  </text:list-item>
                </text:list>
              </text:list-item>
              <text:list-item>
                <text:p><text:span text:style-name="T7">HTML5 &lt;footer&gt; Element</text:span></text:p>
                <text:list>
                  <text:list-item>
                    <text:p><text:span text:style-name="T8">The &lt;footer&gt; element specifies a footer for a document or section.</text:span></text:p>
                  </text:list-item>
                  <text:list-item>
                    <text:p><text:span text:style-name="T8">A footer typically contains the author of the document, copyright information, links to terms of use, contact information, etc.</text:span></text:p>
                  </text:list-item>
                  <text:list-item>
                    <text:p><text:span text:style-name="T8">You can have several &lt;footer&gt; elements in one document.</text:span></text:p>
                  </text:list-item>
                </text:list>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Semantic Elements (cont.)</text:span></text:p>
          </draw:text-box>
        </draw:frame>
        <draw:frame presentation:style-name="pr22" draw:text-style-name="P10" draw:layer="layout" svg:width="28.602cm" svg:height="12.848cm" svg:x="1.878cm" svg:y="4.384cm" presentation:class="outline" presentation:user-transformed="true">
          <draw:text-box>
            <text:list text:style-name="L4">
              <text:list-item>
                <text:p><text:span text:style-name="T8">HTML5 &lt;figure&gt; and &lt;figcaption&gt; Elements</text:span></text:p>
                <text:list>
                  <text:list-item>
                    <text:p><text:span text:style-name="T8">The &lt;figure&gt; tag specifies self-contained content, like illustrations, diagrams, photos, code listings, etc.</text:span></text:p>
                  </text:list-item>
                  <text:list-item>
                    <text:p><text:span text:style-name="T8">While the content of the &lt;figure&gt; element is related to the main flow, its position is independent of the main flow, and if removed it should not affect the flow of the document.</text:span></text:p>
                  </text:list-item>
                  <text:list-item>
                    <text:p><text:span text:style-name="T8">The &lt;figcaption&gt; tag defines a caption for a &lt;figure&gt; element.</text:span></text:p>
                  </text:list-item>
                </text:list>
              </text:list-item>
              <text:list-item>
                <text:p><text:span text:style-name="T7">The elements explained above are all block elements (except &lt;figcaption&gt;).</text:span></text:p>
              </text:list-item>
              <text:list-item>
                <text:p><text:span text:style-name="T7">To get these elements to work properly in older browsers, set the display property to block in your style sheet (this causes older browsers to render these elements correctly):</text:span></text:p>
                <text:list>
                  <text:list-item>
                    <text:p><text:span text:style-name="T8">header, section, footer, aside, nav, main, article, figure</text:span></text:p>
                    <text:p><text:span text:style-name="T8">{display: block; }</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Input Types</text:span></text:p>
          </draw:text-box>
        </draw:frame>
        <draw:frame presentation:style-name="pr24" draw:text-style-name="P10" draw:layer="layout" svg:width="28.602cm" svg:height="13.548cm" svg:x="1.878cm" svg:y="4.384cm" presentation:class="outline" presentation:user-transformed="true">
          <draw:text-box>
            <text:list text:style-name="L4">
              <text:list-item>
                <text:p><text:span text:style-name="T8">HTML5 has several new input types for forms. These new features allow better input control and validation.</text:span></text:p>
                <text:list>
                  <text:list-item>
                    <text:p><text:span text:style-name="T8">color type is used for input fields that should contain a color.</text:span></text:p>
                  </text:list-item>
                  <text:list-item>
                    <text:p><text:span text:style-name="T8">date type allows the user to select a date.</text:span></text:p>
                  </text:list-item>
                  <text:list-item>
                    <text:p><text:span text:style-name="T8">datetime type allows to select a date and time (with time zone).</text:span></text:p>
                  </text:list-item>
                  <text:list-item>
                    <text:p><text:span text:style-name="T8">datetime-local type allows to select a date and time (no time zone).</text:span></text:p>
                  </text:list-item>
                  <text:list-item>
                    <text:p><text:span text:style-name="T8">email type is used for input fields that should contain an e-mail address.</text:span></text:p>
                  </text:list-item>
                  <text:list-item>
                    <text:p><text:span text:style-name="T8">month type allows the user to select a month and year.</text:span></text:p>
                  </text:list-item>
                  <text:list-item>
                    <text:p><text:span text:style-name="T8">number type is used for input fields that should contain a numeric value.</text:span></text:p>
                  </text:list-item>
                  <text:list-item>
                    <text:p><text:span text:style-name="T8">range type is used for input fields that should contain a value from a range of numbers.</text:span></text:p>
                  </text:list-item>
                  <text:list-item>
                    <text:p><text:span text:style-name="T8">search type is used for search fields</text:span></text:p>
                  </text:list-item>
                  <text:list-item>
                    <text:p><text:span text:style-name="T8">tel type is used for input fields that should contain a telephone number. </text:span></text:p>
                  </text:list-item>
                  <text:list-item>
                    <text:p><text:span text:style-name="T8">url type is used for input fields that should contain a URL address.</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Form Elements</text:span></text:p>
          </draw:text-box>
        </draw:frame>
        <draw:frame presentation:style-name="pr26" draw:text-style-name="P10" draw:layer="layout" svg:width="28.602cm" svg:height="14.464cm" svg:x="1.878cm" svg:y="4.184cm" presentation:class="outline" presentation:user-transformed="true">
          <draw:text-box>
            <text:list text:style-name="L4">
              <text:list-item>
                <text:p><text:span text:style-name="T8">HTML5 has the following new form elements:</text:span><text:span text:style-name="T7">&lt;datalist&gt;, &lt;keygen&gt;, &lt;output&gt;</text:span></text:p>
              </text:list-item>
              <text:list-item>
                <text:p><text:span text:style-name="T7">HTML5 &lt;datalist&gt; Element</text:span></text:p>
                <text:list>
                  <text:list-item>
                    <text:p><text:span text:style-name="T8">&lt;datalist&gt; element specifies a list of pre-defined options for an &lt;input&gt; element.</text:span></text:p>
                  </text:list-item>
                  <text:list-item>
                    <text:p><text:span text:style-name="T8">&lt;datalist&gt; element is used to provide an "autocomplete" feature on &lt;input&gt; elements. Users will see a drop-down list of pre-defined options.</text:span></text:p>
                  </text:list-item>
                </text:list>
              </text:list-item>
              <text:list-item>
                <text:p><text:span text:style-name="T8">HTML5 &lt;keygen&gt; Element</text:span></text:p>
                <text:list>
                  <text:list-item>
                    <text:p><text:span text:style-name="T8">The purpose of the &lt;keygen&gt; element is to provide a secure way to authenticate users.</text:span></text:p>
                  </text:list-item>
                  <text:list-item>
                    <text:p><text:span text:style-name="T8">&lt;keygen&gt; tag specifies a key-pair generator field in a form.</text:span></text:p>
                  </text:list-item>
                  <text:list-item>
                    <text:p><text:span text:style-name="T8">When the form is submitted, two keys are generated, one private and one public.</text:span></text:p>
                  </text:list-item>
                  <text:list-item>
                    <text:p><text:span text:style-name="T8">The private key is stored locally, and the public key is sent to the server. The public key could be used to generate a client certificate to authenticate the user in the future.</text:span></text:p>
                  </text:list-item>
                </text:list>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Form Elements (cont.)</text:span></text:p>
          </draw:text-box>
        </draw:frame>
        <draw:frame presentation:style-name="pr28" draw:text-style-name="P10" draw:layer="layout" svg:width="28.602cm" svg:height="7.713cm" svg:x="1.878cm" svg:y="4.184cm" presentation:class="outline" presentation:user-transformed="true">
          <draw:text-box>
            <text:list text:style-name="L4">
              <text:list-item>
                <text:p><text:span text:style-name="T8">HTML5 &lt;output&gt; Element</text:span></text:p>
                <text:list>
                  <text:list-item>
                    <text:p><text:span text:style-name="T8">&lt;output&gt; element represents the result of a calculation (like one performed by a script).</text:span></text:p>
                  </text:list-item>
                  <text:list-item>
                    <text:p><text:span text:style-name="T8">&lt;form oninput="x.value=parseInt(a.value)+parseInt(b.value)"&gt;0</text:span></text:p>
                    <text:p><text:span text:style-name="T8">&lt;input type="range" id="a" value="50"&gt;100 +</text:span></text:p>
                    <text:p><text:span text:style-name="T8">&lt;input type="number" id="b" value="50"&gt;=</text:span></text:p>
                    <text:p><text:span text:style-name="T8">&lt;output name="x" for="a b"&gt;&lt;/output&gt;</text:span></text:p>
                    <text:p><text:span text:style-name="T8">&lt;/form&gt;</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Form Attributes</text:span></text:p>
          </draw:text-box>
        </draw:frame>
        <draw:frame presentation:style-name="pr30" draw:text-style-name="P10" draw:layer="layout" svg:width="28.602cm" svg:height="14.574cm" svg:x="1.878cm" svg:y="4.184cm" presentation:class="outline" presentation:user-transformed="true">
          <draw:text-box>
            <text:list text:style-name="L4">
              <text:list-item>
                <text:p><text:span text:style-name="T8">HTML5 has several new attributes for &lt;form&gt; and &lt;input&gt;.</text:span></text:p>
                <text:list>
                  <text:list-item>
                    <text:p><text:span text:style-name="T8">autocomplete attribute specifies whether a form or input field should have autocomplete on or off.</text:span></text:p>
                  </text:list-item>
                  <text:list-item>
                    <text:p><text:span text:style-name="T8">&lt;form&gt; novalidate attribute specifies that the form-data (input) should not be validated when submitted.</text:span></text:p>
                  </text:list-item>
                  <text:list-item>
                    <text:p><text:span text:style-name="T8">autofocus specifies that an &lt;input&gt; element should automatically get focus when the page loads.</text:span></text:p>
                  </text:list-item>
                  <text:list-item>
                    <text:p><text:span text:style-name="T8">&lt;input&gt; form attribute specifies one or more forms an &lt;input&gt; element belongs to.</text:span></text:p>
                  </text:list-item>
                  <text:list-item>
                    <text:p><text:span text:style-name="T8">formaction attribute specifies the URL of a file that will process the input control when the form is submitted. formaction attribute overrides the action attribute of the &lt;form&gt; element.</text:span></text:p>
                  </text:list-item>
                  <text:list-item>
                    <text:p><text:span text:style-name="T8">&lt;input&gt; formenctype attribute specifies how the form-data should be encoded when submitting it to the server (only for forms with method="post")</text:span></text:p>
                  </text:list-item>
                  <text:list-item>
                    <text:p><text:span text:style-name="T8">formmethod attribute defines the HTTP method for sending form-data to the action URL.</text:span></text:p>
                  </text:list-item>
                </text:list>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Form Attributes (cont.)</text:span></text:p>
          </draw:text-box>
        </draw:frame>
        <draw:frame presentation:style-name="pr32" draw:text-style-name="P10" draw:layer="layout" svg:width="28.602cm" svg:height="13.809cm" svg:x="1.878cm" svg:y="4.184cm" presentation:class="outline" presentation:user-transformed="true">
          <draw:text-box>
            <text:list text:style-name="L4">
              <text:list-item>
                <text:list>
                  <text:list-item>
                    <text:p><text:span text:style-name="T8">formnovalidate specifies that the &lt;input&gt; element should not be validated when submitted, <text:s/>overrides the novalidate attribute of the &lt;form&gt; element.</text:span></text:p>
                  </text:list-item>
                  <text:list-item>
                    <text:p><text:span text:style-name="T8">formtarget attribute specifies a name or a keyword that indicates where to display the response that is received after submitting the form.</text:span></text:p>
                  </text:list-item>
                  <text:list-item>
                    <text:p><text:span text:style-name="T8">height and width attributes specify the height and width of an &lt;input&gt;.</text:span></text:p>
                  </text:list-item>
                  <text:list-item>
                    <text:p><text:span text:style-name="T8">list attribute refers to a &lt;datalist&gt; element that contains pre-defined options for an &lt;input&gt; element.</text:span></text:p>
                  </text:list-item>
                  <text:list-item>
                    <text:p><text:span text:style-name="T8">min and max attributes specify the minimum and maximum value for an &lt;input&gt; element.</text:span></text:p>
                  </text:list-item>
                  <text:list-item>
                    <text:p><text:span text:style-name="T8">multiple specifies that the user is allowed to enter more than one value in the &lt;input&gt; element.</text:span></text:p>
                  </text:list-item>
                  <text:list-item>
                    <text:p><text:span text:style-name="T8">pattern attribute specifies a regular expression that the &lt;input&gt; element's value is checked against.</text:span></text:p>
                  </text:list-item>
                  <text:list-item>
                    <text:p><text:span text:style-name="T8">step attribute specifies the legal number intervals for an &lt;input&gt; element.</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1" draw:master-page-name="Title1" presentation:presentation-page-layout-name="AL1T0">
        <office:forms form:automatic-focus="false" form:apply-design-mode="false"/>
        <draw:frame presentation:style-name="pr34" draw:text-style-name="P12" draw:layer="layout" svg:width="27.2cm" svg:height="3.185cm" svg:x="2.666cm" svg:y="9.775cm" presentation:class="title" presentation:user-transformed="true">
          <draw:text-box>
            <text:p text:style-name="P11"><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5"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align="start" fo:text-indent="0cm" style:punctuation-wrap="hanging" style:line-break="strict" style:writing-mode="lr-tb"/>
    </style:style>
    <style:style style:name="MP9" style:family="paragraph">
      <style:paragraph-properties text:enable-numbering="false"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145cm">
        <draw:image xlink:href="Pictures/100002010000061E00000559248150B9.png" xlink:type="simple" xlink:show="embed" xlink:actuate="onLoad">
          <text:p/>
        </draw:image>
      </draw:frame>
      <draw:frame presentation:style-name="Mpr3" draw:text-style-name="MP9" draw:layer="backgroundobjects" svg:width="13.198cm" svg:height="1.243cm" svg:x="1.77cm" svg:y="18.3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216cm">
        <draw:text-box>
          <text:p text:style-name="MP10"><text:span text:style-name="MT2"></text:span><text:span text:style-name="MT3"> </text:span><text:span text:style-name="MT3">Instigate training centre</text:span></text:p>
        </draw:text-box>
      </draw:frame>
      <draw:frame draw:style-name="Mgr5" draw:text-style-name="MP7" draw:layer="backgroundobjects" svg:width="3.423cm" svg:height="2.437cm" svg:x="27.306cm" svg:y="17.146cm">
        <draw:image xlink:href="Pictures/100002010000061E00000559248150B9.png" xlink:type="simple" xlink:show="embed" xlink:actuate="onLoad">
          <text:p/>
        </draw:image>
      </draw:frame>
      <draw:frame draw:style-name="Mgr8" draw:layer="backgroundobjects" svg:width="0.002cm" svg:height="0.937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1" draw:layer="backgroundobjects" svg:width="10.143cm" svg:height="1.379cm" svg:x="10.944cm" svg:y="18.22cm" presentation:class="footer">
        <draw:text-box>
          <text:p text:style-name="MP11"><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6-08-25T01:56:29</meta:creation-date>
    <dc:creator>employee </dc:creator>
    <dc:date>2014-06-09T18:01:39</dc:date>
    <meta:print-date>2006-08-25T01:56:29</meta:print-date>
    <meta:editing-cycles>183</meta:editing-cycles>
    <meta:editing-duration>P1DT6H47M41S</meta:editing-duration>
    <meta:document-statistic meta:object-count="118"/>
    <meta:user-defined meta:name="Info 1"/>
    <meta:user-defined meta:name="Info 2"/>
    <meta:user-defined meta:name="Info 3"/>
    <meta:user-defined meta:name="Info 4"/>
  </office:meta>
</office:document-meta>
</file>